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08d622" officeooo:paragraph-rsid="0008d622"/>
    </style:style>
    <style:style style:name="P2" style:family="paragraph" style:parent-style-name="Standard" style:list-style-name="L1">
      <style:text-properties officeooo:rsid="000a220e" officeooo:paragraph-rsid="000a220e"/>
    </style:style>
    <style:style style:name="P3" style:family="paragraph" style:parent-style-name="Standard" style:list-style-name="L1">
      <style:text-properties style:text-line-through-style="solid" style:text-line-through-type="single" officeooo:rsid="0008d622" officeooo:paragraph-rsid="0008d62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7909548536957437018" text:style-name="L1">
        <text:list-item>
          <text:p text:style-name="P1">Quit First Button </text:p>
          <text:list>
            <text:list-item>
              <text:p text:style-name="P1">Replicate: Press the four quitter buttons, but don’t start with the first. Pressing the first one last resets the rest.</text:p>
            </text:list-item>
          </text:list>
        </text:list-item>
        <text:list-item>
          <text:p text:style-name="P3">Scale Particles smaller</text:p>
        </text:list-item>
        <text:list-item>
          <text:p text:style-name="P3">Add opacity to particles</text:p>
        </text:list-item>
        <text:list-item>
          <text:p text:style-name="P3">Scale win button bigger</text:p>
        </text:list-item>
        <text:list-item>
          <text:p text:style-name="P3">Disable button interaction when correct button pressed</text:p>
        </text:list-item>
        <text:list-item>
          <text:p text:style-name="P1">Find out what’s causing occasional red star to show up</text:p>
        </text:list-item>
        <text:list-item>
          <text:p text:style-name="P1">Fade out Speaker button when correct</text:p>
        </text:list-item>
        <text:list-item>
          <text:p text:style-name="P1">Add affirmation text</text:p>
        </text:list-item>
        <text:list-item>
          <text:p text:style-name="P1">Add audio</text:p>
        </text:list-item>
        <text:list-item>
          <text:p text:style-name="P1">Fix black text (make it yellow)</text:p>
        </text:list-item>
        <text:list-item>
          <text:p text:style-name="P2">Incorrect Buttons disappear after click sometimes</text:p>
        </text:list-item>
        <text:list-item>
          <text:p text:style-name="P2">Buttons opaque on new rounds sometimes</text:p>
        </text:list-item>
        <text:list-item>
          <text:p text:style-name="P2"><text:s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2T01:03:50.220000000</meta:creation-date>
    <dc:date>2016-08-16T01:43:09.436000000</dc:date>
    <meta:editing-duration>P1DT9H50M16S</meta:editing-duration>
    <meta:editing-cycles>3</meta:editing-cycles>
    <meta:generator>LibreOffice/5.1.3.2$Windows_X86_64 LibreOffice_project/644e4637d1d8544fd9f56425bd6cec110e49301b</meta:generator>
    <meta:document-statistic meta:table-count="0" meta:image-count="0" meta:object-count="0" meta:page-count="1" meta:paragraph-count="14" meta:word-count="94" meta:character-count="513" meta:non-whitespace-character-count="444"/>
  </office:meta>
</office:document-meta>
</file>